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B800000F9D61A47298.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58</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text:p text:style-name="Standard"><draw:frame draw:style-name="fr1" draw:name="Picture 1" text:anchor-type="as-char" svg:width="9.364cm" svg:height="12.476cm" draw:z-index="0"><draw:image xlink:href="Pictures/1000000000000BB800000F9D61A47298.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773" meta:character-count="25389" meta:non-whitespace-character-count="21634"/>
    <meta:user-defined meta:name="AppVersion">14.0000</meta:user-defined>
    <meta:template xlink:type="simple" xlink:actuate="onRequest" xlink:title="Normal.dotm" xlink:href=""/>
  </office:meta>
</office:document-meta>
</file>